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84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5cm" svg:height="1.298cm" svg:x="2.162cm" svg:y="1.701cm" svg:viewBox="0 0 1351 1299" draw:points="1351,1299 0,1299 0,0 1351,0">
          <text:p/>
        </draw:polygon>
        <draw:frame draw:style-name="gr2" draw:layer="layout" svg:width="1.35cm" svg:height="1.066cm" svg:x="0.912cm" svg:y="1.858cm">
          <draw:text-box>
            <text:p text:style-name="P1"><text:span text:style-name="T1">OFF (ОТКЛ) </text:span></text:p>
          </draw:text-box>
        </draw:frame>
        <draw:frame draw:style-name="gr3" draw:layer="layout" svg:width="1.675cm" svg:height="0.639cm" svg:x="1.925cm" svg:y="1.102cm">
          <draw:text-box>
            <text:p text:style-name="P1"><text:span text:style-name="T1">ON (ВКЛ) </text:span></text:p>
          </draw:text-box>
        </draw:frame>
        <draw:line draw:style-name="gr4" draw:layer="layout" svg:x1="2.903cm" svg:y1="1.776cm" svg:x2="2.777cm" svg:y2="1.776cm">
          <text:p/>
        </draw:line>
        <draw:line draw:style-name="gr4" draw:layer="layout" svg:x1="2.777cm" svg:y1="1.776cm" svg:x2="2.637cm" svg:y2="2.159cm">
          <text:p/>
        </draw:line>
        <draw:line draw:style-name="gr4" draw:layer="layout" svg:x1="2.904cm" svg:y1="1.776cm" svg:x2="3.037cm" svg:y2="2.159cm">
          <text:p/>
        </draw:line>
        <draw:line draw:style-name="gr4" draw:layer="layout" svg:x1="2.637cm" svg:y1="2.159cm" svg:x2="2.637cm" svg:y2="2.925cm">
          <text:p/>
        </draw:line>
        <draw:polyline draw:style-name="gr4" draw:layer="layout" svg:width="0.399cm" svg:height="0.765cm" svg:x="2.637cm" svg:y="2.159cm" svg:viewBox="0 0 400 766" draw:points="400,0 400,766 0,76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5:04.093000000</meta:creation-date>
    <meta:editing-duration>PT12S</meta:editing-duration>
    <meta:editing-cycles>2</meta:editing-cycles>
    <meta:generator>LibreOffice/4.3.6.2$Windows_x86 LibreOffice_project/d50a87b2e514536ed401c18000dad4660b6a169e</meta:generator>
    <dc:date>2015-09-29T09:45:16.437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9:45:04.015000000"/>
  </office:meta>
</office:document-meta>
</file>